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000000" loext:opacity="100%" style:font-name="Trebuchet MS" fo:font-style="normal" style:font-style-asian="normal" style:font-style-complex="normal"/>
    </style:style>
    <style:style style:name="P2" style:family="paragraph" style:parent-style-name="Header">
      <style:paragraph-properties fo:text-align="center" style:justify-single-word="false"/>
      <style:text-properties style:font-name="Trebuchet MS" fo:font-style="normal" style:font-style-asian="normal" style:font-style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Trebuchet MS"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style:font-name="Trebuchet M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Trebuchet M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line-height="100%" fo:text-align="start" style:justify-single-word="false">
        <style:tab-stops/>
      </style:paragraph-properties>
      <style:text-properties style:font-name="Trebuchet M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>
        <style:tab-stops/>
      </style:paragraph-properties>
      <style:text-properties style:font-name="Trebuchet MS" fo:font-size="12pt" fo:font-style="normal" fo:font-weight="normal" fo:background-color="#ffff00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Trebuchet M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Trebuchet MS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Trebuchet MS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3" style:family="paragraph" style:parent-style-name="Standard" style:list-style-name="L3">
      <style:paragraph-properties fo:margin-left="0cm" fo:margin-right="0cm" fo:margin-top="0.499cm" fo:margin-bottom="0cm" style:contextual-spacing="false" fo:line-height="100%" fo:text-indent="0cm" style:auto-text-indent="false" style:shadow="none">
        <style:tab-stops/>
      </style:paragraph-properties>
      <style:text-properties style:font-name="Trebuchet M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4">
      <style:paragraph-properties fo:line-height="100%" fo:text-align="start" style:justify-single-word="false">
        <style:tab-stops/>
      </style:paragraph-properties>
      <style:text-properties style:font-name="Trebuchet M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5">
      <style:paragraph-properties fo:line-height="100%" fo:text-align="start" style:justify-single-word="false">
        <style:tab-stops/>
      </style:paragraph-properties>
      <style:text-properties style:font-name="Trebuchet M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6">
      <style:paragraph-properties fo:line-height="100%" fo:text-align="start" style:justify-single-word="false">
        <style:tab-stops/>
      </style:paragraph-properties>
      <style:text-properties style:font-name="Trebuchet M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7">
      <style:paragraph-properties fo:line-height="100%" fo:text-align="start" style:justify-single-word="false">
        <style:tab-stops/>
      </style:paragraph-properties>
      <style:text-properties style:font-name="Trebuchet M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8">
      <style:paragraph-properties fo:line-height="100%" fo:text-align="start" style:justify-single-word="false">
        <style:tab-stops/>
      </style:paragraph-properties>
      <style:text-properties style:font-name="Trebuchet M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9">
      <style:paragraph-properties fo:line-height="100%" fo:text-align="start" style:justify-single-word="false">
        <style:tab-stops/>
      </style:paragraph-properties>
      <style:text-properties style:font-name="Trebuchet M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10">
      <style:paragraph-properties fo:line-height="100%" fo:text-align="start" style:justify-single-word="false">
        <style:tab-stops/>
      </style:paragraph-properties>
      <style:text-properties style:font-name="Trebuchet M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 style:list-style-name="L2">
      <style:paragraph-properties>
        <style:tab-stops/>
      </style:paragraph-properties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000000" loext:opacity="100%"/>
    </style:style>
    <style:style style:name="Sect1" style:family="section">
      <style:section-properties text:dont-balance-text-columns="false" style:editable="false">
        <style:columns fo:column-count="3" fo:column-gap="0.3cm"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92039946" text:style-name="L1">
        <text:list-header>
          <text:p text:style-name="P12">Testo:</text:p>
          <text:p text:style-name="P21">Una piccola ditta di autonoleggi si è appena insediata vicino all'aeroporto di Bologna. Per tale ditta ti è stato commissionato un database per il monitoraggio dei noleggi effettuati.</text:p>
        </text:list-header>
      </text:list>
      <text:p text:style-name="P11">La ditta possiede alcune auto registrate secondo la targa, la marca ed il modello dell'auto. Ogni cliente prima di poter noleggiare un'auto viene adeguatamente registrato secondo cognome, nome, indirizzo, recapito telefonico e numero della carta di credito. Ogni noleggio viene registrato secondo i seguenti parametri: data noleggio, auto noleggiata, cliente richiedente, data per la resa, data effettiva di resa(può essere vuoto se l'auto non è stata ancora resa), km percorsi.</text:p>
      <text:p text:style-name="P10">Si crei quindi</text:p>
      <text:list xml:id="list227056014" text:style-name="L2">
        <text:list-item>
          <text:p text:style-name="P22">lo schema ER(P.ti 10) </text:p>
        </text:list-item>
        <text:list-item>
          <text:p text:style-name="P22">il DDL(P.ti 7)</text:p>
        </text:list-item>
        <text:list-item>
          <text:p text:style-name="P22">il DML(P.ti 8) per soddisfare le query successive.</text:p>
        </text:list-item>
      </text:list>
      <text:p text:style-name="P3"/>
      <text:p text:style-name="P3"/>
      <text:p text:style-name="P9">Query Richieste (Pt.i 2,5):</text:p>
      <text:list xml:id="list2672965813" text:style-name="L3">
        <text:list-item>
          <text:p text:style-name="P13">Visualizzare tutte le auto ordinandole in modo crescente per numero di targa.</text:p>
        </text:list-item>
        <text:list-item>
          <text:p text:style-name="P13">Visualizzare tutte le auto la cui targa inizi con AC.</text:p>
        </text:list-item>
        <text:list-item>
          <text:p text:style-name="P13">Visualizzare tutti i noleggi effettuati nel mese di marzo 2013.</text:p>
        </text:list-item>
        <text:list-item>
          <text:p text:style-name="P13">Selezionare tutti i noleggi effettuati dal cliente Rossi Giuseppe.</text:p>
        </text:list-item>
        <text:list-item>
          <text:p text:style-name="P13">Visualizzare tutti i viaggi effettuati dall'auto targata AB034LJ.</text:p>
        </text:list-item>
        <text:list-item>
          <text:p text:style-name="P13">Visualizzare la somma totale dei kilometri effettuati dall'auto targata CD090AC.</text:p>
        </text:list-item>
        <text:list-item>
          <text:p text:style-name="P13">Visualizzare tutti i noleggi per i quali si è superata la data prevista di resa dell'auto.</text:p>
        </text:list-item>
        <text:list-item>
          <text:p text:style-name="P13">Visualizzare tutti i kilometri percorsi nel primo trimestre del 2013.</text:p>
        </text:list-item>
        <text:list-item>
          <text:p text:style-name="P13">Visualizzare tutti i viaggi effettuati con auto marcata FIAT.</text:p>
        </text:list-item>
        <text:list-item>
          <text:p text:style-name="P13">Visualizzare tutte quelle auto che abbiano effettuato un numero di kilometri superiore o uguale a 250'000.</text:p>
        </text:list-item>
      </text:list>
      <text:p text:style-name="P7">NOTE di CORREZIONE</text:p>
      <text:p text:style-name="P4"/>
      <text:p text:style-name="P8">Bocchi:</text:p>
      <text:p text:style-name="P5"/>
      <text:p text:style-name="P8">Bordini:</text:p>
      <text:list xml:id="list81121607" text:style-name="L4">
        <text:list-header>
          <text:p text:style-name="P14"/>
        </text:list-header>
      </text:list>
      <text:p text:style-name="P8">Caleffi:</text:p>
      <text:list xml:id="list1475434190" text:style-name="L5">
        <text:list-header>
          <text:p text:style-name="P15"/>
        </text:list-header>
      </text:list>
      <text:p text:style-name="P8">Campini:</text:p>
      <text:list xml:id="list2173589160" text:style-name="L6">
        <text:list-header>
          <text:p text:style-name="P16"/>
        </text:list-header>
      </text:list>
      <text:p text:style-name="P8">Caramori:</text:p>
      <text:list xml:id="list1494056150" text:style-name="L7">
        <text:list-header>
          <text:p text:style-name="P17"/>
        </text:list-header>
      </text:list>
      <text:p text:style-name="P8">Chiavegato:</text:p>
      <text:list xml:id="list2683465726" text:style-name="L8">
        <text:list-header>
          <text:p text:style-name="P18"/>
        </text:list-header>
      </text:list>
      <text:p text:style-name="P8">Esposito:</text:p>
      <text:p text:style-name="P5"/>
      <text:p text:style-name="P8">Evolo:</text:p>
      <text:p text:style-name="P5"/>
      <text:p text:style-name="P8">Ferrarini:</text:p>
      <text:p text:style-name="P8"/>
      <text:p text:style-name="P8">Gelati:</text:p>
      <text:p text:style-name="P5"/>
      <text:p text:style-name="P8">Mantovani:</text:p>
      <text:p text:style-name="P6"/>
      <text:p text:style-name="P8">Marinelli:</text:p>
      <text:list xml:id="list3657311632" text:style-name="L9">
        <text:list-header>
          <text:p text:style-name="P19"/>
        </text:list-header>
      </text:list>
      <text:p text:style-name="P8">Massarenti: </text:p>
      <text:p text:style-name="P5"/>
      <text:p text:style-name="P8">Mazzola:</text:p>
      <text:p text:style-name="P8"/>
      <text:p text:style-name="P8">Papi:</text:p>
      <text:p text:style-name="P5"/>
      <text:p text:style-name="P8">Rossi:</text:p>
      <text:p text:style-name="P6"/>
      <text:p text:style-name="P8">Singh:</text:p>
      <text:list xml:id="list1707758348" text:style-name="L10">
        <text:list-header>
          <text:p text:style-name="P20"/>
        </text:list-header>
      </text:list>
      <text:p text:style-name="P8">Surico: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it" fo:country="IT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00" loext:opacity="100%" style:font-name="Trebuchet MS" fo:font-style="normal" style:font-style-asian="normal" style:font-style-complex="normal"/>
    </style:style>
    <style:style style:name="MP2" style:family="paragraph" style:parent-style-name="Header">
      <style:paragraph-properties fo:text-align="center" style:justify-single-word="false"/>
      <style:text-properties style:font-name="Trebuchet MS" fo:font-style="normal" style:font-style-asian="normal" style:font-style-complex="normal"/>
    </style:style>
    <style:style style:name="MT1" style:family="text">
      <style:text-properties fo:color="#000000" loext:opacity="100%"/>
    </style:style>
    <style:style style:name="MSect1" style:family="section">
      <style:section-properties text:dont-balance-text-columns="false" style:editable="false">
        <style:columns fo:column-count="3" fo:column-gap="0.3cm"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51pt solid #000000" fo:border-left="none" fo:border-right="none" fo:padding="0cm" style:shadow="none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zione1">
          <text:p text:style-name="MP1">IIS “G. Galilei” - Ostiglia MN</text:p>
          <text:p text:style-name="MP2"><text:span text:style-name="MT1">Prof. Pradella Francesco</text:span> </text:p>
          <text:p text:style-name="MP2">Classe 5I</text:p>
          <text:p text:style-name="MP2">A.S. 2012/2013</text:p>
          <text:p text:style-name="MP2">Compito di Lab. Tec. Informatiche del 18/04/2013</text:p>
        </text:section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rancesco Pradella</meta:initial-creator>
    <meta:creation-date>2010-10-11T18:56:20.59</meta:creation-date>
    <dc:date>2013-04-18T09:24:09.04</dc:date>
    <dc:creator>Francesco Pradella</dc:creator>
    <meta:editing-duration>PT10H29M19S</meta:editing-duration>
    <meta:editing-cycles>33</meta:editing-cycles>
    <meta:generator>LibreOffice/7.3.6.2$Windows_X86_64 LibreOffice_project/c28ca90fd6e1a19e189fc16c05f8f8924961e12e</meta:generator>
    <meta:printed-by>Francesco Pradella</meta:printed-by>
    <meta:print-date>2013-04-03T16:16:41.98</meta:print-date>
    <meta:document-statistic meta:table-count="0" meta:image-count="0" meta:object-count="0" meta:page-count="2" meta:paragraph-count="49" meta:word-count="292" meta:character-count="1859" meta:non-whitespace-character-count="1616"/>
  </office:meta>
</office:document-meta>
</file>